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(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vg:font-family="FreeSans" style:font-family-generic="swiss" style:name="FreeSans1"/>
    <style:font-face svg:font-family="'Liberation Serif'" style:font-family-generic="roman" style:font-pitch="variable" style:name="Liberation Serif"/>
    <style:font-face svg:font-family="'Times New Roman'" style:font-family-generic="roman" style:font-pitch="variable" style:name="Times New Roman"/>
    <style:font-face svg:font-family="Arial" style:font-family-generic="swiss" style:font-pitch="variable" style:name="Arial"/>
    <style:font-face svg:font-family="'Droid Sans Fallback'" style:font-family-generic="system" style:font-pitch="variable" style:name="Droid Sans Fallback"/>
    <style:font-face svg:font-family="FreeSans" style:font-family-generic="system" style:font-pitch="variable" style:name="FreeSans"/>
  </office:font-face-decls>
  <office:automatic-styles>
    <style:style style:family="paragraph" style:list-style-name="" style:name="P1" style:parent-style-name="Heading_20_1">
      <style:paragraph-properties style:auto-text-indent="false" fo:margin-left="0in" fo:margin-right="0in" fo:text-indent="0in"/>
    </style:style>
    <style:style style:family="paragraph" style:master-page-name="Standard" style:name="P2" style:parent-style-name="Heading_20_1">
      <style:paragraph-properties style:page-number="auto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</text:sequence-decls>
      <!-- Begin Interest -->
      <text:list xml:id="list8613520842505776682" text:style-name="WW8Num3">
        <!-- Title Header -->
        <!-- Begins the Text-->
        <text:list-item>
          <text:h text:outline-level="1" text:style-name="P2">PROGRAM PLANNING AND PROPOSAL WRIRING</text:h>
        </text:list-item>
        <!-- Numbered Element -->
        <text:list-item>
          <!-- numbered heading here         -->
        </text:list-item>
      </text:list>
      <!-- Normal Text -->
      <!-- Text item goes here-->
      <text:list>
        <text:list-item>
          <!-- Text item goes here-->
        </text:list-item>
      </text:list>
      <text:list>
        <text:list-item>
          <!-- Begin Numbered Headings -->
          <text:list>
            <!-- Start List-->
            <!-- One heading element-->
            <!-- End of list-item-->
            <text:list-item>
              <!-- Closing time everything below must stay--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he" style:country-complex="IL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0pt" fo:font-weight="bold" style:font-size-asian="10pt" style:font-weight-asian="bold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letter-kerning="true" style:font-size-asian="12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Wk_2f_Tbl_20_Text" style:display-name="Wk/Tbl Text" style:family="paragraph" style:parent-style-name="Standard">
      <style:paragraph-properties fo:orphans="0" fo:widows="0"/>
    </style:style>
    <style:style style:name="Comment_20_Text" style:display-name="Comment Text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text-properties fo:color="#0000ff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Body_20_Text_20_3" style:display-name="Body Text 3" style:family="paragraph" style:parent-style-name="Standard">
      <style:text-properties fo:color="#00808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Header_20_1" style:display-name="Header 1" style:family="paragraph" style:parent-style-name="Standard">
      <style:paragraph-properties fo:margin-top="0in" fo:margin-bottom="0.1665in" style:contextual-spacing="false" fo:orphans="0" fo:widows="0"/>
      <style:text-properties style:language-complex="ar" style:country-complex="SA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Default_20_Paragraph_20_Font" style:display-name="Default Paragraph Font" style:family="text"/>
    <style:style style:name="Tag" style:family="text" style:parent-style-name="Default_20_Paragraph_20_Fon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1in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1.5in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2in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2.5in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5in" fo:margin-left="3in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5in" fo:margin-left="3.5in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5in" fo:margin-left="4in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y Outline</dc:title>
    <meta:initial-creator>Paul Flint</meta:initial-creator>
    <meta:creation-date>2014-12-10T09:58:00</meta:creation-date>
    <dc:creator>flint</dc:creator>
    <dc:date>2014-12-10T09:58:00</dc:date>
    <meta:print-date>2002-05-02T11:39:00</meta:print-date>
    <meta:editing-cycles>2</meta:editing-cycles>
    <meta:editing-duration>P15824DT17H31M44S</meta:editing-duration>
    <meta:document-statistic meta:table-count="0" meta:image-count="0" meta:object-count="0" meta:page-count="2" meta:paragraph-count="39" meta:word-count="142" meta:character-count="865" meta:non-whitespace-character-count="787"/>
    <meta:generator>LibreOffice/4.2.7.2$Linux_X86_64 LibreOffice_project/420m0$Build-2</meta:generator>
  </office:meta>
</office:document-meta>
</file>